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4/17/2016</text:date>, <text:time>19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17T19:18:46.04</dc:date>
    <dc:creator>James Lombardi</dc:creator>
    <meta:editing-duration>PT2H53M18S</meta:editing-duration>
    <meta:editing-cycles>13</meta:editing-cycles>
    <meta:generator>OpenOffice/4.1.0$Win32 OpenOffice.org_project/410m18$Build-9764</meta:generator>
    <meta:document-statistic meta:table-count="3" meta:cell-count="753" meta:object-count="0"/>
  </office:meta>
</office:document-meta>
</file>